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9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14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14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14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14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14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14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14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14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14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14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14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14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14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14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14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14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14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14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14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14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14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14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14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14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14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14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14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14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14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14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14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14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14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14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17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14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크로노 아크</text:p>
          </table:table-cell>
          <table:table-cell table:style-name="ce17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트러블슈터: 버려진 아이들</text:p>
          </table:table-cell>
          <table:table-cell table:style-name="ce17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14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14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플레비 퀘스트: 더 크루세이즈</text:p>
          </table:table-cell>
          <table:table-cell table:style-name="ce17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14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14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7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eor 60 Seconds!</text:p>
          </table:table-cell>
          <table:table-cell table:style-name="ce14" office:value-type="string" calcext:value-type="string">
            <text:p>https://store.steampowered.com/app/788770/Meteor_60_Seconds/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2"/>
        </table:table-row>
        <table:table-row table:style-name="ro1" table:number-rows-repeated="104844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game_table" table:target-range-address="list.B98:list.C99" table:on-update-keep-styles="true" table:on-update-keep-size="false"/>
        <table:database-range table:name="__Anonymous_Sheet_DB__0" table:target-range-address="list.B2:list.H11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30">0000/00/00</text:date>, <text:time style:data-style-name="N2" text:time-value="19:34:21.91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9-30T19:35:21.515000000</dc:date>
    <meta:editing-duration>PT13H10M4S</meta:editing-duration>
    <meta:editing-cycles>316</meta:editing-cycles>
    <meta:document-statistic meta:table-count="1" meta:cell-count="905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ExportList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		
		
		'
		' 초성 출력
		'
		s = sheet.getCellByPosition( key_index, i ).String
		b = Mid( s, 1, 1 )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
	'
	InitKoreanPartsList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